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9f57" officeooo:paragraph-rsid="001f9f57"/>
    </style:style>
    <style:style style:name="P2" style:family="paragraph" style:parent-style-name="Text_20_body">
      <style:text-properties officeooo:rsid="002158e8" officeooo:paragraph-rsid="002158e8"/>
    </style:style>
    <style:style style:name="P3" style:family="paragraph" style:parent-style-name="Title">
      <style:text-properties officeooo:rsid="001f9f57" officeooo:paragraph-rsid="001f9f57"/>
    </style:style>
    <style:style style:name="T1" style:family="text">
      <style:text-properties officeooo:rsid="0021a0ed"/>
    </style:style>
    <style:style style:name="T2" style:family="text">
      <style:text-properties officeooo:rsid="002271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FINAL</text:p>
      <text:p text:style-name="P1">Abstract</text:p>
      <text:p text:style-name="P2">Sommaire</text:p>
      <text:p text:style-name="P1">1) Introduction</text:p>
      <text:p text:style-name="P1"><text:tab/>Accent sur les objectifs</text:p>
      <text:p text:style-name="P1">2) Related work / <text:span text:style-name="T2">Background materials</text:span></text:p>
      <text:p text:style-name="P1"><text:tab/>- Contexte</text:p>
      <text:p text:style-name="P1"><text:tab/>- Outils existants + avantages/inconvénients (ou après?)</text:p>
      <text:p text:style-name="P1"><text:tab/>- Analyse (Domain analysis, <text:s/>feature model, ...)</text:p>
      <text:p text:style-name="P1"><text:tab/>- Outils utilisés (Python, Django, FeaureIDE, …)</text:p>
      <text:p text:style-name="P1">3) Problème</text:p>
      <text:p text:style-name="P1"><text:tab/>- Local Sharing Economy = pourquoi ce nom ; fonctionnements</text:p>
      <text:p text:style-name="P1"><text:tab/>- Outils existants ? (ou avant?)</text:p>
      <text:p text:style-name="P1">4) Approche</text:p>
      <text:p text:style-name="P1"><text:tab/>Description : analyse, <text:s/>réappropriation GR8, <text:s/>refactoring GR8, <text:s/>validation GR8 + 1 autre</text:p>
      <text:p text:style-name="P1">5) <text:span text:style-name="T1">Analyse du domaine</text:span></text:p>
      <text:p text:style-name="P1"><text:tab/>- Description domaine général (acteurs, <text:s/>vocabulaire, <text:s/>uses cases, ...)</text:p>
      <text:p text:style-name="P1"><text:tab/>- <text:span text:style-name="T1">Modèle des features</text:span></text:p>
      <text:p text:style-name="P1">6) D<text:span text:style-name="T1">é</text:span>velop<text:span text:style-name="T1">p</text:span>ement</text:p>
      <text:p text:style-name="P1"><text:tab/>- Description du GR8 reçu</text:p>
      <text:p text:style-name="P1"><text:tab/>- Etapes pour le FW : analyse des features, <text:s/>refactoring 1 par 1, <text:s/>etat final du FW (3 parties <text:tab/><text:tab/><text:tab/><text:tab/><text:tab/><text:tab/>de code : code FW, <text:s/>code GR8, <text:s/>code « les bonus »)</text:p>
      <text:p text:style-name="P1">7) Validation</text:p>
      <text:p text:style-name="P1"><text:tab/>- Méthode</text:p>
      <text:p text:style-name="P1"><text:tab/>- GR8 : Feature Diagram</text:p>
      <text:p text:style-name="P1"><text:tab/>- 2è validation</text:p>
      <text:p text:style-name="P1">8) Conclusion</text:p>
      <text:p text:style-name="P1"><text:tab/>Accent sur les résult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Biset</meta:initial-creator>
    <meta:creation-date>2015-04-01T10:42:30.817073630</meta:creation-date>
    <dc:date>2015-04-02T19:43:21.825988779</dc:date>
    <dc:creator>Maxime Biset</dc:creator>
    <meta:editing-duration>PT2H43M12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144" meta:character-count="885" meta:non-whitespace-character-count="736"/>
  </office:meta>
</office:document-meta>
</file>